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00" table:default-cell-style-name="Default"/>
        <table:table-row table:style-name="ro1">
          <table:table-cell table:formula="of:=SUM(CellBXX1)" office:value-type="float" office:value="1" calcext:value-type="float">
            <text:p>1</text:p>
          </table:table-cell>
          <table:table-cell table:number-columns-repeated="1998"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CellsBXX1_BXX10_relative)" office:value-type="float" office:value="54" calcext:value-type="float">
            <text:p>54</text:p>
          </table:table-cell>
          <table:table-cell table:formula="of:=SUM(CellsBXX1_BXX10)" office:value-type="float" office:value="55" calcext:value-type="float">
            <text:p>55</text:p>
          </table:table-cell>
          <table:table-cell table:number-columns-repeated="1997"/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CellsE1_E2000000)" office:value-type="float" office:value="20" calcext:value-type="float">
            <text:p>20</text:p>
          </table:table-cell>
          <table:table-cell table:number-columns-repeated="1998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994"/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SUM(Row_4)" office:value-type="float" office:value="24" calcext:value-type="float">
            <text:p>24</text:p>
          </table:table-cell>
          <table:table-cell table:number-columns-repeated="1998"/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SUM(CellsA4_AMJ4)" office:value-type="float" office:value="20" calcext:value-type="float">
            <text:p>20</text:p>
          </table:table-cell>
          <table:table-cell table:number-columns-repeated="1998"/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SUM(Column_E)" office:value-type="float" office:value="20" calcext:value-type="float">
            <text:p>20</text:p>
          </table:table-cell>
          <table:table-cell table:number-columns-repeated="1998"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SUM(CellsE1_E1024)" office:value-type="float" office:value="20" calcext:value-type="float">
            <text:p>20</text:p>
          </table:table-cell>
          <table:table-cell table:number-columns-repeated="1998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99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999"/>
          <table:table-cell office:value-type="float" office:value="10" calcext:value-type="float">
            <text:p>10</text:p>
          </table:table-cell>
        </table:table-row>
      </table:table>
      <table:named-expressions>
        <table:named-range table:name="CellBXX1" table:base-cell-address="$Sheet1.$A$1" table:cell-range-address="$Sheet1.$BXX$1"/>
        <table:named-range table:name="CellsA4_AMJ4" table:base-cell-address="$Sheet1.$A$7" table:cell-range-address="$Sheet1.$A$4:.$AMJ$4"/>
        <table:named-range table:name="CellsBXX1_BXX10" table:base-cell-address="$Sheet1.$A$2" table:cell-range-address="$Sheet1.$BXX$1:.$BXX$10"/>
        <table:named-range table:name="CellsBXX1_BXX10_relative" table:base-cell-address="$Sheet1.$A$1" table:cell-range-address="$Sheet1.BXX1:.BXX10"/>
        <table:named-range table:name="CellsE1_E1024" table:base-cell-address="$Sheet1.$A$7" table:cell-range-address="$Sheet1.$E$1:.$E$1024"/>
        <table:named-range table:name="CellsE1_E2000000" table:base-cell-address="$Sheet1.$A$2" table:cell-range-address="$Sheet1.$E$1:.$E$2000000"/>
        <table:named-range table:name="Column_E" table:base-cell-address="$Sheet1.$A$2" table:cell-range-address="$Sheet1.$E:.$E"/>
        <table:named-range table:name="Row_4" table:base-cell-address="$Sheet1.$A$2" table:cell-range-address="$Sheet1.$4:.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Arial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.00.0000</text:date>, <text:time style:data-style-name="N2" text:time-value="18:48:15.5682690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7:59:36.717986583</meta:creation-date>
    <dc:date>2022-02-14T18:51:17.240446985</dc:date>
    <meta:editing-duration>PT17M46S</meta:editing-duration>
    <meta:editing-cycles>8</meta:editing-cycles>
    <meta:generator>LibreOfficeDev/7.4.0.0.alpha0$Linux_X86_64 LibreOffice_project/92fdd848ccaf11d070a1c2245a81616d8484d9d9</meta:generator>
    <meta:document-statistic meta:table-count="1" meta:cell-count="19" meta:object-count="0"/>
  </office:meta>
</office:document-meta>
</file>